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ic" svg:font-family="Gothic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_20_38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2" style:family="graphic" style:parent-style-name="standard">
      <style:graphic-properties draw:stroke="dash" draw:stroke-dash="Dashed_20__28_var_29__20_38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3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4" style:family="graphic" style:parent-style-name="standard">
      <style:graphic-properties draw:stroke="none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false" draw:fit-to-size="false" style:shrink-to-fit="false" draw:fit-to-contour="false" fo:max-height="0cm" fo:max-width="0cm" fo:min-height="0.736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5" style:family="graphic" style:parent-style-name="standard">
      <style:graphic-properties draw:stroke="none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auto-grow-height="true" draw:auto-grow-width="false" draw:fit-to-size="false" style:shrink-to-fit="false" draw:fit-to-contour="false" fo:max-height="0cm" fo:max-width="0cm" fo:min-height="0.32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6" style:family="graphic" style:parent-style-name="standard">
      <style:graphic-properties draw:stroke="none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bottom" draw:auto-grow-height="true" draw:auto-grow-width="false" draw:fit-to-size="false" style:shrink-to-fit="false" draw:fit-to-contour="false" fo:max-height="0cm" fo:max-width="0cm" fo:min-height="0.32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7" style:family="graphic" style:parent-style-name="standard">
      <style:graphic-properties draw:stroke="none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right" draw:textarea-vertical-align="middle" draw:auto-grow-height="true" draw:auto-grow-width="false" draw:fit-to-size="false" style:shrink-to-fit="false" draw:fit-to-contour="false" fo:max-height="0cm" fo:max-width="0cm" fo:min-height="0.419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8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9" style:family="graphic" style:parent-style-name="standard">
      <style:graphic-properties draw:stroke="none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right" draw:textarea-vertical-align="top" draw:auto-grow-height="true" draw:auto-grow-width="false" draw:fit-to-size="false" style:shrink-to-fit="false" draw:fit-to-contour="false" fo:max-height="0cm" fo:max-width="0cm" fo:min-height="0.419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10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size="8pt" fo:font-style="italic" fo:text-shadow="none" style:text-underline-style="none" fo:font-weight="normal" style:letter-kerning="true" style:font-name-asian="Gothic" style:font-size-asian="8pt" style:font-style-asian="italic" style:font-weight-asian="normal" style:font-name-complex="Tahoma1" style:font-size-complex="8pt" style:font-style-complex="italic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Gothic" style:font-size-asian="24pt" style:font-style-asian="italic" style:font-weight-asian="normal" style:font-name-complex="Tahoma1" style:font-size-complex="24pt" style:font-style-complex="italic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Times New Roman" fo:font-size="8pt" fo:font-style="italic" fo:text-shadow="none" style:text-underline-style="none" fo:font-weight="normal" style:letter-kerning="true" style:font-name-asian="Gothic" style:font-size-asian="8pt" style:font-style-asian="italic" style:font-weight-asian="normal" style:font-name-complex="Tahoma1" style:font-size-complex="8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Gothic" style:font-size-asian="24pt" style:font-style-asian="italic" style:font-weight-asian="normal" style:font-name-complex="Tahoma1" style:font-size-complex="24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letter-kerning="true" style:font-name-asian="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9.963cm" svg:y1="14.962cm" svg:x2="11.405cm" svg:y2="14.962cm">
              <text:p/>
            </draw:line>
            <draw:line draw:style-name="gr2" draw:text-style-name="P1" draw:layer="layout" svg:x1="10.685cm" svg:y1="13.961cm" svg:x2="10.685cm" svg:y2="16cm">
              <text:p/>
            </draw:line>
            <draw:line draw:style-name="gr3" draw:text-style-name="P1" draw:layer="layout" svg:x1="10.685cm" svg:y1="16.001cm" svg:x2="11.406cm" svg:y2="14.962cm">
              <text:p/>
            </draw:line>
            <draw:line draw:style-name="gr3" draw:text-style-name="P1" draw:layer="layout" svg:x1="9.963cm" svg:y1="14.961cm" svg:x2="10.684cm" svg:y2="13.921cm">
              <text:p/>
            </draw:line>
            <draw:line draw:style-name="gr3" draw:text-style-name="P1" draw:layer="layout" svg:x1="10.685cm" svg:y1="13.921cm" svg:x2="11.406cm" svg:y2="14.961cm">
              <text:p/>
            </draw:line>
            <draw:line draw:style-name="gr3" draw:text-style-name="P1" draw:layer="layout" svg:x1="9.963cm" svg:y1="14.962cm" svg:x2="10.684cm" svg:y2="16.001cm">
              <text:p/>
            </draw:line>
          </draw:g>
          <draw:frame draw:style-name="gr4" draw:text-style-name="P3" draw:layer="layout" svg:width="0.255cm" svg:height="0.736cm" svg:x="11.403cm" svg:y="14.592cm">
            <draw:text-box>
              <text:p text:style-name="P2"><text:span text:style-name="T1"><text:s/></text:span><text:span text:style-name="T2">C</text:span></text:p>
            </draw:text-box>
          </draw:frame>
          <draw:frame draw:style-name="gr5" draw:text-style-name="P4" draw:layer="layout" svg:width="0.257cm" svg:height="0.32cm" svg:x="10.567cm" svg:y="15.998cm">
            <draw:text-box>
              <text:p text:style-name="P2"><text:span text:style-name="T2">D</text:span></text:p>
            </draw:text-box>
          </draw:frame>
          <draw:frame draw:style-name="gr6" draw:text-style-name="P4" draw:layer="layout" svg:width="0.255cm" svg:height="0.32cm" svg:x="10.561cm" svg:y="13.601cm">
            <draw:text-box>
              <text:p text:style-name="P2"><text:span text:style-name="T2">B</text:span></text:p>
            </draw:text-box>
          </draw:frame>
          <draw:frame draw:style-name="gr7" draw:text-style-name="P5" draw:layer="layout" svg:width="0.255cm" svg:height="0.419cm" svg:x="9.713cm" svg:y="14.756cm">
            <draw:text-box>
              <text:p text:style-name="P2"><text:span text:style-name="T2">A</text:span><text:span text:style-name="T3"> </text:span></text:p>
            </draw:text-box>
          </draw:frame>
          <draw:rect draw:style-name="gr8" draw:text-style-name="P6" draw:layer="layout" svg:width="0.112cm" svg:height="0.11cm" svg:x="10.685cm" svg:y="14.853cm">
            <text:p/>
          </draw:rect>
          <draw:frame draw:style-name="gr9" draw:text-style-name="P3" draw:layer="layout" svg:width="0.255cm" svg:height="0.419cm" svg:x="10.378cm" svg:y="14.857cm">
            <draw:text-box>
              <text:p text:style-name="P2"><text:span text:style-name="T1"><text:s/></text:span><text:span text:style-name="T4">I</text:span><text:span text:style-name="T1"> </text:span></text:p>
            </draw:text-box>
          </draw:frame>
          <draw:line draw:style-name="gr10" draw:text-style-name="P7" draw:layer="layout" svg:x1="10.727cm" svg:y1="14.375cm" svg:x2="10.626cm" svg:y2="14.463cm">
            <text:p/>
          </draw:line>
          <draw:line draw:style-name="gr10" draw:text-style-name="P7" draw:layer="layout" svg:x1="10.727cm" svg:y1="14.425cm" svg:x2="10.626cm" svg:y2="14.513cm">
            <text:p/>
          </draw:line>
          <draw:line draw:style-name="gr10" draw:text-style-name="P7" draw:layer="layout" svg:x1="10.727cm" svg:y1="15.329cm" svg:x2="10.626cm" svg:y2="15.417cm">
            <text:p/>
          </draw:line>
          <draw:line draw:style-name="gr10" draw:text-style-name="P7" draw:layer="layout" svg:x1="10.727cm" svg:y1="15.374cm" svg:x2="10.626cm" svg:y2="15.462cm">
            <text:p/>
          </draw:line>
          <draw:line draw:style-name="gr10" draw:text-style-name="P7" draw:layer="layout" svg:x1="10.326cm" svg:y1="14.913cm" svg:x2="10.276cm" svg:y2="15.051cm">
            <text:p/>
          </draw:line>
          <draw:line draw:style-name="gr10" draw:text-style-name="P7" draw:layer="layout" svg:x1="11.044cm" svg:y1="14.914cm" svg:x2="10.994cm" svg:y2="15.05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ic" svg:font-family="Gothic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385" draw:display-name="Dashed (var) 385" draw:style="rect" draw:dots1="1" draw:dots1-length="0.003cm" draw:dots2="1" draw:dots2-length="0.003cm" draw:distance="0.003cm"/>
    <draw:stroke-dash draw:name="Dashed_20__28_var_29__20_387" draw:display-name="Dashed (var) 387" draw:style="rect" draw:dots1="1" draw:dots1-length="0.003cm" draw:dots2="1" draw:dots2-length="0.003cm" draw:distance="0.0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9T13:16:50.260437592</meta:creation-date>
    <dc:date>2018-03-09T13:17:06.467227933</dc:date>
    <meta:editing-duration>PT16S</meta:editing-duration>
    <meta:editing-cycles>1</meta:editing-cycles>
    <meta:document-statistic meta:object-count="20"/>
    <meta:generator>LibreOffice/6.0.0.3$MacOSX_X86_64 LibreOffice_project/64a0f66915f38c6217de274f0aa8e15618924765</meta:generator>
  </office:meta>
</office:document-meta>
</file>